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44E27357.png" manifest:media-type="image/png"/>
  <manifest:file-entry manifest:full-path="Pictures/100002E800000295000002957A47914A.svg" manifest:media-type="image/svg+xml"/>
  <manifest:file-entry manifest:full-path="Pictures/1000000100000019000000196712E552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Heading_20_1">
      <style:text-properties fo:font-weight="normal" officeooo:rsid="006bb4d1" style:font-weight-asian="normal" style:font-weight-complex="normal"/>
    </style:style>
    <style:style style:name="P2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3" style:family="paragraph" style:parent-style-name="Heading_20_2">
      <style:text-properties officeooo:rsid="0014ce84" officeooo:paragraph-rsid="0014ce84"/>
    </style:style>
    <style:style style:name="P4" style:family="paragraph" style:parent-style-name="Text_20_body">
      <style:text-properties officeooo:paragraph-rsid="00586586"/>
    </style:style>
    <style:style style:name="P5" style:family="paragraph" style:parent-style-name="Text_20_body">
      <style:text-properties officeooo:paragraph-rsid="0071f43c"/>
    </style:style>
    <style:style style:name="P6" style:family="paragraph" style:parent-style-name="Heading_20_2">
      <style:text-properties officeooo:rsid="005f734c" officeooo:paragraph-rsid="005f734c"/>
    </style:style>
    <style:style style:name="P7" style:family="paragraph" style:parent-style-name="Text_20_body">
      <style:paragraph-properties fo:text-align="start" style:justify-single-word="false"/>
      <style:text-properties officeooo:paragraph-rsid="0090251e"/>
    </style:style>
    <style:style style:name="P8" style:family="paragraph" style:parent-style-name="Heading_20_2">
      <style:text-properties officeooo:rsid="0014ce84" officeooo:paragraph-rsid="008ff50d"/>
    </style:style>
    <style:style style:name="P9" style:family="paragraph" style:parent-style-name="Text_20_body">
      <style:text-properties officeooo:paragraph-rsid="0092a427"/>
    </style:style>
    <style:style style:name="P10" style:family="paragraph" style:parent-style-name="Text_20_body">
      <style:text-properties officeooo:paragraph-rsid="008ff50d"/>
    </style:style>
    <style:style style:name="P11" style:family="paragraph" style:parent-style-name="Heading_20_1">
      <style:text-properties officeooo:paragraph-rsid="00175c61"/>
    </style:style>
    <style:style style:name="P12" style:family="paragraph" style:parent-style-name="Text_20_body" style:list-style-name="L1"/>
    <style:style style:name="P13" style:family="paragraph" style:parent-style-name="Heading_20_6">
      <style:text-properties officeooo:paragraph-rsid="004ec25f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Heading_20_1">
      <style:text-properties officeooo:rsid="00254c33" officeooo:paragraph-rsid="00254c33"/>
    </style:style>
    <style:style style:name="P17" style:family="paragraph" style:parent-style-name="Heading_20_5">
      <style:text-properties officeooo:paragraph-rsid="00254c33"/>
    </style:style>
    <style:style style:name="P18" style:family="paragraph" style:parent-style-name="Heading_20_6">
      <style:text-properties officeooo:rsid="00254c33" officeooo:paragraph-rsid="00254c33"/>
    </style:style>
    <style:style style:name="P19" style:family="paragraph" style:parent-style-name="Text_20_body">
      <style:text-properties officeooo:paragraph-rsid="004f5367"/>
    </style:style>
    <style:style style:name="P20" style:family="paragraph" style:parent-style-name="Text_20_body">
      <style:text-properties officeooo:paragraph-rsid="008b16f1"/>
    </style:style>
    <style:style style:name="T1" style:family="text">
      <style:text-properties officeooo:rsid="00319e0e"/>
    </style:style>
    <style:style style:name="T2" style:family="text">
      <style:text-properties officeooo:rsid="0063f19b"/>
    </style:style>
    <style:style style:name="T3" style:family="text">
      <style:text-properties officeooo:rsid="005f2803"/>
    </style:style>
    <style:style style:name="T4" style:family="text">
      <style:text-properties officeooo:rsid="008ff50d"/>
    </style:style>
    <style:style style:name="T5" style:family="text">
      <style:text-properties officeooo:rsid="0090251e"/>
    </style:style>
    <style:style style:name="T6" style:family="text">
      <style:text-properties officeooo:rsid="00917d05"/>
    </style:style>
    <style:style style:name="T7" style:family="text">
      <style:text-properties officeooo:rsid="00948630"/>
    </style:style>
    <style:style style:name="T8" style:family="text">
      <style:text-properties officeooo:rsid="0072eaa9"/>
    </style:style>
    <style:style style:name="T9" style:family="text">
      <style:text-properties officeooo:rsid="0014ce84"/>
    </style:style>
    <style:style style:name="T10" style:family="text">
      <style:text-properties officeooo:rsid="007e7e2a"/>
    </style:style>
    <style:style style:name="T11" style:family="text">
      <style:text-properties officeooo:rsid="0034bb7c"/>
    </style:style>
    <style:style style:name="T12" style:family="text">
      <style:text-properties officeooo:rsid="0036642b"/>
    </style:style>
    <style:style style:name="T13" style:family="text">
      <style:text-properties officeooo:rsid="0032ce52"/>
    </style:style>
    <style:style style:name="T14" style:family="text">
      <style:text-properties style:font-name="Raleway" fo:font-size="11pt" officeooo:rsid="001599f9"/>
    </style:style>
    <style:style style:name="T15" style:family="text">
      <style:text-properties style:font-name="Raleway" fo:font-size="11pt" officeooo:rsid="0032ce52"/>
    </style:style>
    <style:style style:name="T16" style:family="text">
      <style:text-properties officeooo:rsid="001524ae"/>
    </style:style>
    <style:style style:name="T17" style:family="text">
      <style:text-properties officeooo:rsid="006a3a9b"/>
    </style:style>
    <style:style style:name="T18" style:family="text">
      <style:text-properties officeooo:rsid="00175c61"/>
    </style:style>
    <style:style style:name="T19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20" style:family="text">
      <style:text-properties officeooo:rsid="003d9ee8"/>
    </style:style>
    <style:style style:name="T21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tyle="normal" fo:font-weight="bold" officeooo:rsid="00254c33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7bb553" style:font-style-asian="normal" style:font-weight-asian="bold" style:font-style-complex="normal" style:font-weight-complex="bold"/>
    </style:style>
    <style:style style:name="T26" style:family="text">
      <style:text-properties fo:font-style="normal" officeooo:rsid="00254c33" style:font-style-asian="normal" style:font-style-complex="normal"/>
    </style:style>
    <style:style style:name="T27" style:family="text">
      <style:text-properties fo:font-size="11pt" fo:font-style="italic" fo:font-weight="normal" officeooo:rsid="009dac71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34" style:family="text">
      <style:text-properties officeooo:rsid="00254c33"/>
    </style:style>
    <style:style style:name="T35" style:family="text">
      <style:text-properties officeooo:rsid="0038fb4f"/>
    </style:style>
    <style:style style:name="T36" style:family="text">
      <style:text-properties officeooo:rsid="003a1bc0"/>
    </style:style>
    <style:style style:name="T37" style:family="text">
      <style:text-properties officeooo:rsid="003b2225"/>
    </style:style>
    <style:style style:name="T38" style:family="text">
      <style:text-properties officeooo:rsid="00874fbc"/>
    </style:style>
    <style:style style:name="T39" style:family="text">
      <style:text-properties officeooo:rsid="007bb553"/>
    </style:style>
    <style:style style:name="T40" style:family="text">
      <style:text-properties officeooo:rsid="008b16f1"/>
    </style:style>
    <style:style style:name="fr1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Heading_20_3" text:outline-level="3"><text:span text:style-name="T1">ignacio</text:span> <text:span text:style-name="T1">conde</text:span></text:h>
      <text:h text:style-name="P2" text:outline-level="4">Software <text:span text:style-name="T2">Engineer</text:span></text:h>
      <text:h text:style-name="P3" text:outline-level="2">Profile</text:h>
      <text:p text:style-name="P4">I am a dedicated Software Engineer with a diverse skill set.</text:p>
      <text:p text:style-name="P5">Known for being proactive, honest, and direct, I excel in decision-making and have a keen attention to detail.<text:line-break/>Driven by a desire for excellence, I am commited to continue evolving as a developer.</text:p>
      <text:h text:style-name="P6" text:outline-level="2">Technologies</text:h>
      <text:p text:style-name="P7"><text:span text:style-name="T3">Linux<text:line-break/>C, C++, C#<text:line-break/>.</text:span><text:span text:style-name="T4">NET </text:span><text:span text:style-name="T5">Core</text:span><text:span text:style-name="T4">, </text:span><text:span text:style-name="T5">ASP.NET Core, </text:span><text:span text:style-name="T6">ASP.NET MVC, </text:span><text:span text:style-name="T7">ASP.NET Web API,</text:span><text:span text:style-name="T5"> Entity Framework Core<text:line-break/></text:span><text:span text:style-name="T3">Godot, Unity<text:line-break/></text:span><text:span text:style-name="T5">Git, GitHub, GitLab</text:span></text:p>
      <text:h text:style-name="P8" text:outline-level="2" text:is-list-header="true">Contact</text:h>
      <text:p text:style-name="P9"><text:span text:style-name="T8">Location</text:span><text:span text:style-name="T9">:<text:line-break/></text:span><text:span text:style-name="T10">Núñez</text:span><text:span text:style-name="T9">, </text:span><text:span text:style-name="T11">Buenos Ai</text:span><text:span text:style-name="T12">r</text:span><text:span text:style-name="T11">es, </text:span><text:span text:style-name="T12">Argentina</text:span></text:p>
      <text:p text:style-name="P10">E-Mail:<text:line-break/><text:a xlink:type="simple" xlink:href="mailto:ignaciomconde@gmail.com" text:style-name="Internet_20_link" text:visited-style-name="Visited_20_Internet_20_Link"><text:span text:style-name="T13">ignaciomconde</text:span><text:span text:style-name="T14">@</text:span><text:span text:style-name="T15">gmail</text:span>.com</text:a></text:p>
      <text:p text:style-name="P10"><text:span text:style-name="T16">Website:<text:line-break/></text:span><text:a xlink:type="simple" xlink:href="http://www.ignaciomconde.com/" text:style-name="Internet_20_link" text:visited-style-name="Visited_20_Internet_20_Link"><text:span text:style-name="T17">www.ignaciomconde.com</text:span></text:a></text:p>
      <text:p text:style-name="P10"><draw:frame draw:style-name="fr1" draw:name="Image2" text:anchor-type="as-char" svg:width="0.2602in" svg:height="0.2602in" draw:z-index="1"><draw:image xlink:href="Pictures/100003E00000029500000295AD872468.svg" xlink:type="simple" xlink:show="embed" xlink:actuate="onLoad" draw:mime-type="image/svg+xml"/><draw:image xlink:href="Pictures/1000000100000019000000196712E552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18">LinkedIn</text:span></text:a></text:p>
      <text:p text:style-name="P10"><draw:frame draw:style-name="fr2" draw:name="Image3" text:anchor-type="as-char" svg:width="0.2602in" svg:height="0.2602in" draw:z-index="0"><draw:image xlink:href="Pictures/100002E800000295000002957A47914A.svg" xlink:type="simple" xlink:show="embed" xlink:actuate="onLoad" draw:mime-type="image/svg+xml"/><draw:image xlink:href="Pictures/10000001000000190000001944E27357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1">Github</text:span></text:a></text:p>
      <text:h text:style-name="P11" text:outline-level="1" text:is-list-header="true"><text:span text:style-name="T18">E</text:span><text:span text:style-name="T19">xperience</text:span></text:h>
      <text:h text:style-name="Heading_20_5" text:outline-level="5"><text:span text:style-name="T20">Game Create Repeat</text:span> – <text:span text:style-name="T20">Software Engineer</text:span></text:h>
      <text:h text:style-name="Heading_20_6" text:outline-level="6"><text:span text:style-name="T21">September</text:span><text:span text:style-name="T22"> 20</text:span><text:span text:style-name="T21">21</text:span><text:span text:style-name="T22"> – </text:span><text:span text:style-name="T21">March 202</text:span><text:span text:style-name="T23">2</text:span></text:h>
      <text:list text:style-name="L1">
        <text:list-item>
          <text:p text:style-name="P12"><text:span text:style-name="T24">Gameplay Programming </text:span><text:span text:style-name="T25">(Unity C#)</text:span><text:span text:style-name="T26">: Proficient in implementing and optimizing gameplay mechanics, and player interactions to enhance overall gaming experience.</text:span></text:p>
        </text:list-item>
      </text:list>
      <text:h text:style-name="Heading_20_5" text:outline-level="5"><text:span text:style-name="T20">Xappia</text:span> – <text:span text:style-name="T20">Software Developer</text:span></text:h>
      <text:h text:style-name="P13" text:outline-level="6"><text:span text:style-name="T21">June</text:span><text:span text:style-name="T22"> 20</text:span><text:span text:style-name="T21">19</text:span><text:span text:style-name="T22"> – </text:span><text:span text:style-name="T27">July</text:span><text:span text:style-name="T28"> 20</text:span><text:span text:style-name="T29">2</text:span><text:span text:style-name="T27">1</text:span></text:h>
      <text:list text:style-name="L2">
        <text:list-item>
          <text:p text:style-name="P14"><text:span text:style-name="T30">Salesforce Programming</text:span>: Skilled in Apex and Visualforce development, creating tailored solutions to meet diverse business needs on the Salesforce platform.</text:p>
        </text:list-item>
      </text:list>
      <text:list text:style-name="L3">
        <text:list-item>
          <text:p text:style-name="P15"><text:span text:style-name="T31">T</text:span><text:span text:style-name="Strong_20_Emphasis"><text:span text:style-name="T32">eamwork</text:span></text:span><text:span text:style-name="T32">: Collaborative team player with strong communication skills, fostering synergy and achieving collective goals through open dialogue and shared accountability.</text:span></text:p>
        </text:list-item>
      </text:list>
      <text:h text:style-name="P16" text:outline-level="1">Education</text:h>
      <text:h text:style-name="P17" text:outline-level="5"><text:span text:style-name="T33">Universidad de Ciencias Empresariales y Sociales</text:span><text:span text:style-name="T34"> – </text:span><text:span text:style-name="T33">Systems Engineering</text:span></text:h>
      <text:h text:style-name="P18" text:outline-level="6">20<text:span text:style-name="T35">17</text:span></text:h>
      <text:p text:style-name="P19"><text:span text:style-name="T35">Computer architecture, </text:span><text:span text:style-name="T36">Operating </text:span><text:span text:style-name="T37">s</text:span><text:span text:style-name="T36">ystems</text:span><text:span text:style-name="T35">, </text:span><text:span text:style-name="T38">Data modeling, Software processes,</text:span><text:span text:style-name="T35"> </text:span><text:span text:style-name="T37">Software requirements,</text:span><text:span text:style-name="T35"> Software desig</text:span><text:span text:style-name="T37">n</text:span><text:span text:style-name="T36">, </text:span><text:span text:style-name="T37">Software construction, </text:span><text:span text:style-name="T38">Software debugging, </text:span><text:span text:style-name="T37">Software testing, </text:span><text:span text:style-name="T38">Software deployment, Software maintenance, Git, </text:span>Networks and <text:span text:style-name="T37">c</text:span>ommunication <text:span text:style-name="T37">p</text:span>rotocols<text:span text:style-name="T36">.<text:line-break/></text:span><text:span text:style-name="T39">Languages: C, C++, Java.</text:span></text:p>
      <text:h text:style-name="Heading_20_5" text:outline-level="5"><text:span text:style-name="T33">Escuela DaVinci</text:span><text:span text:style-name="T34"> – </text:span><text:span text:style-name="T33">Game Development</text:span></text:h>
      <text:h text:style-name="Heading_20_6" text:outline-level="6"><text:span text:style-name="T34">20</text:span><text:span text:style-name="T35">14</text:span></text:h>
      <text:p text:style-name="P20"><text:span text:style-name="T35">Game development, Game design, </text:span><text:span text:style-name="T37">Graphic design,</text:span><text:span text:style-name="T34"> </text:span><text:span text:style-name="T35">3D modeling, Audio recording and editing.<text:line-break/></text:span><text:span text:style-name="T39">Languages: </text:span><text:span text:style-name="T40">Actionscript (Adobe Flash)</text:span><text:span text:style-name="T39">, </text:span><text:span text:style-name="T40">C# (Unity)</text:span><text:span text:style-name="T3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2H55M23S</meta:editing-duration>
    <meta:editing-cycles>58</meta:editing-cycles>
    <meta:generator>LibreOffice/24.8.2.1$Linux_X86_64 LibreOffice_project/0f794b6e29741098670a3b95d60478a65d05ef13</meta:generator>
    <dc:title>Minimalist_Resume</dc:title>
    <dc:date>2024-10-28T20:37:55.760980481</dc:date>
    <meta:print-date>2024-06-12T16:42:43.816440692</meta:print-date>
    <meta:printed-by>PDF files</meta:printed-by>
    <meta:document-statistic meta:table-count="0" meta:image-count="2" meta:object-count="0" meta:page-count="1" meta:paragraph-count="28" meta:word-count="228" meta:character-count="1709" meta:non-whitespace-character-count="1506"/>
  </office:meta>
</office:document-meta>
</file>